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sans-serif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officeooo:paragraph-rsid="00156109"/>
    </style:style>
    <style:style style:name="T1" style:family="text">
      <style:text-properties officeooo:rsid="001206dd"/>
    </style:style>
    <style:style style:name="T2" style:family="text">
      <style:text-properties officeooo:rsid="00134306"/>
    </style:style>
    <style:style style:name="T3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/text:p>
      <text:p text:style-name="P1"><text:span text:style-name="T3">Programm handles divide by zero</text:span> </text:p>
      <text:p text:style-name="P1"/>
      <text:p text:style-name="P1"/>
      <text:p text:style-name="P2">#include &lt;iostream&gt;<text:line-break/>using namespace std;<text:line-break/>int main()</text:p>
      <text:p text:style-name="P2"><text:line-break/>{</text:p>
      <text:p text:style-name="P2"><text:line-break/> <text:s text:c="3"/>int a,b;<text:line-break/> <text:s text:c="3"/>cout&lt;&lt;"Enter a and b values : ";<text:line-break/> <text:s text:c="3"/>cin&gt;&gt;a&gt;&gt;b;<text:line-break/> <text:s text:c="3"/>try</text:p>
      <text:p text:style-name="P2"><text:line-break/> <text:s text:c="3"/>{</text:p>
      <text:p text:style-name="P2"><text:line-break/> <text:s text:c="7"/>if(b==0)<text:line-break/> <text:s text:c="7"/>throw b;<text:line-break/> <text:s text:c="7"/>else<text:line-break/> <text:s text:c="7"/>cout&lt;&lt;"Result of a/b"&lt;&lt;(a/b);</text:p>
      <text:p text:style-name="P2"><text:line-break/> <text:s text:c="3"/>}</text:p>
      <text:p text:style-name="P2"><text:line-break/> <text:s text:c="3"/>catch(int b)</text:p>
      <text:p text:style-name="P2"><text:line-break/> <text:s text:c="3"/>{</text:p>
      <text:p text:style-name="P2"><text:line-break/> <text:s text:c="7"/>cout&lt;&lt;"b cannot be zero";</text:p>
      <text:p text:style-name="P2"><text:line-break/> <text:s text:c="3"/>}</text:p>
      <text:p text:style-name="P2"><text:line-break/> <text:s text:c="3"/>return 0;</text:p>
      <text:p text:style-name="P2"><text:line-break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sans-serif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09:48.225000000</dc:date>
    <meta:editing-duration>PT33M46S</meta:editing-duration>
    <meta:editing-cycles>12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14" meta:word-count="44" meta:character-count="335" meta:non-whitespace-character-count="211"/>
  </office:meta>
</office:document-meta>
</file>